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2700000425AA11AF3696D6FC7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.251cm, 0cm)" draw:image-opacity="100%" style:mirror="none"/>
    </style:style>
    <style:style style:name="gr2" style:family="graphic" style:parent-style-name="objectwithoutfill">
      <style:graphic-properties svg:stroke-width="0.081cm" svg:stroke-color="#d36118" draw:marker-start-width="0.321cm" draw:marker-end-width="0.321cm" draw:fill="solid" draw:fill-color="#d36118" draw:opacity="20%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1c99e0" draw:marker-start-width="0.321cm" draw:marker-end-width="0.321cm" draw:fill="solid" draw:fill-color="#1c99e0" draw:opacity="20%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e9b913" draw:marker-start-width="0.321cm" draw:marker-end-width="0.321cm" draw:fill="solid" draw:fill-color="#e9b913" draw:opacity="20%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159cm" svg:stroke-color="#fc5c00" draw:marker-start-width="0.438cm" draw:marker-end-width="0.438cm" svg:stroke-opacity="50%" draw:fill="none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svg:stroke-width="0.081cm" svg:stroke-color="#666666" draw:marker-start-width="0.321cm" draw:marker-end-width="0.321cm" draw:fill-color="#d4ea6b" draw:textarea-horizontal-align="justify" draw:textarea-vertical-align="middle" draw:auto-grow-height="false" fo:min-height="0.39cm" fo:min-width="0.14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draw:stroke="none" svg:stroke-width="0.081cm" svg:stroke-color="#666666" draw:marker-start-width="0.321cm" draw:marker-end-width="0.321cm" draw:fill="none" draw:fill-color="#d4ea6b" draw:textarea-horizontal-align="justify" draw:textarea-vertical-align="middle" draw:auto-grow-height="false" fo:min-height="0.39cm" fo:min-width="0.14cm" fo:padding-top="0.165cm" fo:padding-bottom="0.165cm" fo:padding-left="0.29cm" fo:padding-right="0.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36118" draw:opacity="20%"/>
      <style:paragraph-properties fo:text-align="center"/>
    </style:style>
    <style:style style:name="P3" style:family="paragraph">
      <loext:graphic-properties draw:fill="solid" draw:fill-color="#1c99e0" draw:opacity="20%"/>
      <style:paragraph-properties fo:text-align="center"/>
    </style:style>
    <style:style style:name="P4" style:family="paragraph">
      <loext:graphic-properties draw:fill="solid" draw:fill-color="#e9b913" draw:opacity="2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d4ea6b"/>
      <style:paragraph-properties fo:text-align="center" style:writing-mode="lr-tb"/>
      <style:text-properties fo:color="#666666" loext:opacity="100%" style:font-name="Calibri"/>
    </style:style>
    <style:style style:name="P7" style:family="paragraph">
      <style:paragraph-properties fo:text-align="center" style:writing-mode="lr-tb"/>
      <style:text-properties fo:color="#666666" loext:opacity="100%" style:font-name="Calibri"/>
    </style:style>
    <style:style style:name="P8" style:family="paragraph">
      <loext:graphic-properties draw:fill="none" draw:fill-color="#d4ea6b"/>
      <style:paragraph-properties fo:text-align="center" style:writing-mode="lr-tb"/>
      <style:text-properties fo:color="#666666" loext:opacity="100%" style:font-name="Calibri"/>
    </style:style>
    <style:style style:name="T1" style:family="text">
      <style:text-properties fo:color="#666666" loext:opacity="100%" style:font-name="Calibri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248cm" svg:height="13.749cm" svg:x="2.067cm" svg:y="2.855cm">
          <draw:image xlink:href="Pictures/100002010000052700000425AA11AF3696D6FC70.png" xlink:type="simple" xlink:show="embed" xlink:actuate="onLoad" draw:mime-type="image/png">
            <text:p/>
          </draw:image>
        </draw:frame>
        <draw:polygon draw:style-name="gr2" draw:text-style-name="P2" draw:layer="layout" svg:width="3.682cm" svg:height="4.952cm" draw:transform="rotate (-1.5707963267949) translate (9.89cm 6.969cm)" svg:viewBox="0 0 3683 4953" draw:points="2032,4953 3683,4953 3683,0 0,0 0,1393 1905,1393 1905,4953">
          <text:p/>
        </draw:polygon>
        <draw:polygon draw:style-name="gr3" draw:text-style-name="P3" draw:layer="layout" svg:width="2.793cm" svg:height="7.873cm" draw:transform="rotate (-1.5707963267949) translate (18.272cm 10.017cm)" svg:viewBox="0 0 2794 7874" draw:points="0,7874 2794,7874 2794,0 155,0 0,0">
          <text:p/>
        </draw:polygon>
        <draw:polygon draw:style-name="gr4" draw:text-style-name="P4" draw:layer="layout" svg:width="1.65cm" svg:height="10.159cm" draw:transform="rotate (-1.5707963267949) translate (18.653cm 3.1cm)" svg:viewBox="0 0 1651 10160" draw:points="0,10160 1651,10160 1651,0 92,0 0,0">
          <text:p/>
        </draw:polygon>
        <draw:line draw:style-name="gr5" draw:text-style-name="P5" draw:layer="layout" svg:x1="9.404cm" svg:y1="7.081cm" svg:x2="9.404cm" svg:y2="10.51cm">
          <text:p/>
        </draw:line>
        <draw:g>
          <draw:custom-shape draw:style-name="gr6" draw:text-style-name="P6" draw:layer="layout" svg:width="1.016cm" svg:height="1.016cm" svg:x="17.211cm" svg:y="3.3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1.016cm" svg:height="1.016cm" svg:x="17.212cm" svg:y="3.421cm">
            <text:p text:style-name="P7"><text:span text:style-name="T1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6" draw:layer="layout" svg:width="1.016cm" svg:height="1.016cm" svg:x="5.191cm" svg:y="9.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1.016cm" svg:height="1.016cm" svg:x="5.192cm" svg:y="9.255cm">
            <text:p text:style-name="P7"><text:span text:style-name="T1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6" draw:layer="layout" svg:width="1.016cm" svg:height="1.016cm" svg:x="16.736cm" svg:y="10.8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1.016cm" svg:height="1.016cm" svg:x="16.72cm" svg:y="10.906cm">
            <text:p text:style-name="P7"><text:span text:style-name="T1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Kształty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0.6.2$Windows_X86_64 LibreOffice_project/144abb84a525d8e30c9dbbefa69cbbf2d8d4ae3b</meta:generator>
    <dc:date>2021-09-21T10:26:00.552000000</dc:date>
    <meta:editing-duration>PT34M49S</meta:editing-duration>
    <meta:editing-cycles>9</meta:editing-cycles>
    <dc:creator>Tomasz Korzec</dc:creator>
    <meta:document-statistic meta:object-count="14"/>
  </office:meta>
</office:document-meta>
</file>